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style:font-name-asian="Ubuntu Mono" style:font-size-asian="8pt" style:font-size-complex="8pt"/>
    </style:style>
    <style:style style:name="P2" style:family="paragraph" style:parent-style-name="Standard">
      <style:text-properties officeooo:paragraph-rsid="002b36ec"/>
    </style:style>
    <style:style style:name="P3" style:family="paragraph" style:parent-style-name="Standard">
      <style:text-properties style:font-name="Ubuntu Mono" fo:font-size="8pt" style:font-name-asian="Ubuntu Mono" style:font-size-asian="8pt" style:font-size-complex="8pt"/>
    </style:style>
    <style:style style:name="T1" style:family="text">
      <style:text-properties style:font-name="Ubuntu Mono" fo:font-size="8pt" style:font-name-asian="Ubuntu Mono" style:font-size-asian="8pt" style:font-size-complex="8pt"/>
    </style:style>
    <style:style style:name="T2" style:family="text">
      <style:text-properties style:font-name="Ubuntu Mono" fo:font-size="8pt" officeooo:rsid="001f5db7" style:font-name-asian="Ubuntu Mono" style:font-size-asian="8pt" style:font-size-complex="8pt"/>
    </style:style>
    <style:style style:name="T3" style:family="text">
      <style:text-properties style:font-name="Ubuntu Mono" fo:font-size="8pt" officeooo:rsid="0026af40" style:font-name-asian="Ubuntu Mono" style:font-size-asian="8pt" style:font-size-complex="8pt"/>
    </style:style>
    <style:style style:name="T4" style:family="text">
      <style:text-properties style:font-name="Ubuntu Mono" fo:font-size="8pt" officeooo:rsid="0026f5e8" style:font-name-asian="Ubuntu Mono" style:font-size-asian="8pt" style:font-size-complex="8pt"/>
    </style:style>
    <style:style style:name="T5" style:family="text">
      <style:text-properties style:font-name="Ubuntu Mono" fo:font-size="8pt" officeooo:rsid="002afa03" style:font-name-asian="Ubuntu Mono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/* v1.</text:span><text:span text:style-name="T5">1</text:span><text:span text:style-name="T1">.</text:span><text:span text:style-name="T5">0</text:span><text:span text:style-name="T1"> </text:span><text:span text:style-name="T2">keymap for Windows10 or later </text:span><text:span text:style-name="T1">*/</text:span></text:p>
      <text:p text:style-name="P1">/* Keymap 0: Basic layer</text:p>
      <text:p text:style-name="P1"><text:s/>*</text:p>
      <text:p text:style-name="P1"><text:s/>* ,--------------------------------------------------. <text:s text:c="10"/>,--------------------------------------------------.</text:p>
      <text:p text:style-name="P1"><text:s/>* |CtlWin&lt;-| <text:s text:c="2"/>1 <text:s/>| <text:s text:c="2"/>2 <text:s/>| <text:s text:c="2"/>3 <text:s/>| <text:s text:c="2"/>4 <text:s/>| <text:s text:c="2"/>5 <text:s/>| <text:s text:c="2"/>6 <text:s/>| <text:s text:c="10"/>| <text:s text:c="2"/>7 <text:s/>| <text:s text:c="2"/>8 <text:s/>| <text:s text:c="2"/>9 <text:s/>| <text:s text:c="2"/>0 <text:s/>|AltTab|CtWinD|CtlWin-&gt;|</text:p>
      <text:p text:style-name="P1"><text:s/>* |--------+------+------+------+------+-------------| <text:s text:c="10"/>|------+------+------+------+------+------+--------|</text:p>
      <text:p text:style-name="P1"><text:s/>* | Tab <text:s text:c="3"/>| Q/L1 | <text:s text:c="2"/>W <text:s/>| <text:s text:c="2"/>E <text:s/>| <text:s text:c="2"/>R <text:s/>| <text:s text:c="2"/>T <text:s/>| <text:s/>' <text:s text:c="2"/>| <text:s text:c="10"/>| <text:s text:c="2"/>\ <text:s/>| <text:s text:c="2"/>Y <text:s/>| <text:s text:c="2"/>U <text:s/>| <text:s text:c="2"/>I <text:s/>| <text:s text:c="2"/>O <text:s/>| P/L1 | <text:s/>DEL <text:s text:c="2"/>|</text:p>
      <text:p text:style-name="P1"><text:s/>* |--------+------+------+------+------+------| <text:s/>Cmd | <text:s text:c="10"/>| <text:s/>Cmd |------+------+------+------+------+--------|</text:p>
      <text:p text:style-name="P1"><text:s/>* |CAPS/Alt| <text:s text:c="2"/>A <text:s/>| <text:s text:c="2"/>S <text:s/>| <text:s text:c="2"/>D <text:s/>| <text:s text:c="2"/>F <text:s/>| <text:s text:c="2"/>G <text:s/>|------| <text:s text:c="10"/>|------| <text:s text:c="2"/>H <text:s/>| <text:s text:c="2"/>J <text:s/>| <text:s text:c="2"/>K <text:s/>| <text:s text:c="2"/>L <text:s/>|; / L2|APP/Alt |</text:p>
      <text:p text:style-name="P1"><text:s/>* |--------+------+------+------+------+------| <text:s text:c="2"/>= <text:s/>| <text:s text:c="10"/>| <text:s text:c="2"/>- <text:s/>|------+------+------+------+------+--------|</text:p>
      <text:p text:style-name="P1"><text:s/>* | LShift(|Z/Ctrl| <text:s text:c="2"/>X <text:s/>| <text:s text:c="2"/>C <text:s/>| <text:s text:c="2"/>V <text:s/>| <text:s text:c="2"/>B <text:s/>| <text:s text:c="5"/>| <text:s text:c="10"/>| <text:s text:c="5"/>| <text:s text:c="2"/>N <text:s/>| <text:s text:c="2"/>M <text:s/>| <text:s text:c="2"/>, <text:s/>| <text:s text:c="2"/>. <text:s/>|//Ctrl| RShift)|</text:p>
      <text:p text:style-name="P1"><text:s/>* `--------+------+------+------+------+-------------' <text:s text:c="10"/>`-------------+------+------+------+------+--------'</text:p>
      <text:p text:style-name="P1"><text:s/>* <text:s text:c="2"/>| <text:s/>Grv | <text:s/>'" <text:s/>| Esc <text:s/>| Left | Down | <text:s text:c="38"/>| <text:s/>Up <text:s/>| Right| <text:s text:c="2"/>[ <text:s/>| <text:s text:c="2"/>] <text:s/>| ~L1 <text:s/>|</text:p>
      <text:p text:style-name="P1"><text:s/>* <text:s text:c="2"/>`----------------------------------' <text:s text:c="38"/>`----------------------------------'</text:p>
      <text:p text:style-name="P1"><text:s/>* <text:s text:c="39"/>,-------------. <text:s text:c="6"/>,-------------.</text:p>
      <text:p text:style-name="P1"><text:s/>* <text:s text:c="39"/>| <text:s/>F7 <text:s/>| <text:s/>F8 <text:s/>| <text:s text:c="6"/>| <text:s/>F9 <text:s/>| <text:s/>F10 <text:s text:c="2"/>|</text:p>
      <text:p text:style-name="P1"><text:s/>* <text:s text:c="32"/>,------|------|------| <text:s text:c="6"/>|------+--------+------.</text:p>
      <text:p text:style-name="P1"><text:s/>* <text:s text:c="32"/>| <text:s text:c="5"/>| <text:s text:c="5"/>| Home | <text:s text:c="6"/>| PgUp | <text:s text:c="7"/>| <text:s text:c="5"/>|</text:p>
      <text:p text:style-name="P1"><text:s/>* <text:s text:c="32"/>| Space|Backsp|------| <text:s text:c="6"/>|------| <text:s/>Han <text:s text:c="2"/>|Enter |</text:p>
      <text:p text:style-name="P1"><text:s/>* <text:s text:c="32"/>| <text:s text:c="5"/>|ace <text:s text:c="2"/>| End <text:s/>| <text:s text:c="6"/>| PgDn | <text:s text:c="7"/>| <text:s text:c="5"/>|</text:p>
      <text:p text:style-name="P1"><text:s/>* <text:s text:c="32"/>`--------------------' <text:s text:c="6"/>`----------------------'</text:p>
      <text:p text:style-name="P1"><text:s/>*/</text:p>
      <text:p text:style-name="P1">/* Keymap 1: Symbol Layer</text:p>
      <text:p text:style-name="P1"><text:s/>*</text:p>
      <text:p text:style-name="P1"><text:s/>* ,---------------------------------------------------. <text:s text:c="10"/>,--------------------------------------------------.</text:p>
      <text:p text:style-name="P1"><text:s/>* |Version <text:s/>| <text:s/>F1 <text:s/>| <text:s/>F2 <text:s/>| <text:s/>F3 <text:s/>| <text:s/>F4 <text:s/>| <text:s/>F5 <text:s/>| <text:s/>F6 <text:s/>| <text:s text:c="10"/>| <text:s/>F7 <text:s/>| <text:s/>F8 <text:s/>| <text:s/>F9 <text:s/>| <text:s/>F10 | <text:s/>F11 | <text:s/>F12 | <text:s/>PRTSC |</text:p>
      <text:p text:style-name="P1"><text:s/>* |---------+------+------+------+------+------+------| <text:s text:c="10"/>|------+------+------+------+------+------+--------|</text:p>
      <text:p text:style-name="P1"><text:s/>* |RESET <text:s text:c="3"/>| <text:s text:c="5"/>| <text:s text:c="2"/>@ <text:s/>| <text:s/>$ <text:s text:c="2"/>| <text:s/>^ <text:s text:c="2"/>| <text:s/>* <text:s text:c="2"/>| <text:s text:c="5"/>| <text:s text:c="10"/>| <text:s text:c="5"/>| <text:s text:c="2"/>7 <text:s/>| <text:s text:c="2"/>8 <text:s/>| <text:s text:c="2"/>9 <text:s/>| <text:s text:c="2"/>* <text:s/>| <text:s text:c="5"/>| <text:s text:c="2"/>INS <text:s/>|</text:p>
      <text:p text:style-name="P1"><text:s/>* |---------+------+------+------+------+------| Home | <text:s text:c="10"/>| PgUp |------+------+------+------+------+--------|</text:p>
      <text:p text:style-name="P1"><text:s/>* | <text:s text:c="8"/>| <text:s text:c="2"/>! <text:s/>| <text:s text:c="2"/># <text:s/>| <text:s/>% <text:s text:c="2"/>| <text:s/>&amp; <text:s text:c="2"/>| <text:s/>Esc |------| <text:s text:c="10"/>|------| <text:s text:c="2"/>4 <text:s/>| <text:s text:c="2"/>5 <text:s/>| <text:s text:c="2"/>6 <text:s/>| <text:s text:c="2"/>+ <text:s/>| <text:s text:c="2"/>/ <text:s/>| <text:s text:c="7"/>|</text:p>
      <text:p text:style-name="P1"><text:s/>* |---------+------+------+------+------+------| <text:s text:c="5"/>| <text:s text:c="10"/>| <text:s text:c="5"/>|------+------+------+------+------+--------|</text:p>
      <text:p text:style-name="P1"><text:s/>* | <text:s text:c="8"/>| <text:s text:c="5"/>| <text:s text:c="5"/>| <text:s text:c="5"/>| jis\ | jis_ | <text:s/>End | <text:s text:c="10"/>| PgDn | <text:s text:c="2"/>1 <text:s/>| <text:s text:c="2"/>2 <text:s/>| <text:s text:c="2"/>3 <text:s/>| <text:s text:c="2"/>= <text:s/>| <text:s text:c="2"/>- <text:s/>| <text:s text:c="7"/>|</text:p>
      <text:p text:style-name="P1"><text:s/>* `---------+------+------+------+------+-------------' <text:s text:c="10"/>`-------------+------+------+------+------+--------'</text:p>
      <text:p text:style-name="P1"><text:s/>* <text:s text:c="2"/>| EPRM <text:s/>| <text:s text:c="5"/>| <text:s text:c="5"/>| <text:s text:c="5"/>| <text:s text:c="5"/>| <text:s text:c="38"/>| <text:s text:c="2"/>0 <text:s/>| <text:s text:c="5"/>| <text:s text:c="5"/>| <text:s text:c="5"/>| <text:s text:c="5"/>|</text:p>
      <text:p text:style-name="P1"><text:s/>* <text:s text:c="2"/>`-----------------------------------' <text:s text:c="38"/>`----------------------------------'</text:p>
      <text:p text:style-name="P1"><text:s/>* <text:s text:c="39"/>,-------------. <text:s text:c="6"/>,-------------.</text:p>
      <text:p text:style-name="P1"><text:s/>* <text:s text:c="39"/>|Animat| <text:s text:c="5"/>| <text:s text:c="6"/>|Toggle|Solid |</text:p>
      <text:p text:style-name="P1"><text:s/>* <text:s text:c="32"/>,------|------|------| <text:s text:c="6"/>|------+------+------.</text:p>
      <text:p text:style-name="P1"><text:s/>* <text:s text:c="32"/>|Bright|Bright| <text:s text:c="5"/>| <text:s text:c="6"/>| <text:s text:c="5"/>|Hue- <text:s/>|Hue+ <text:s/>|</text:p>
      <text:p text:style-name="P1"><text:s/>* <text:s text:c="32"/>|ness- |ness+ |------| <text:s text:c="6"/>|------| <text:s text:c="5"/>| <text:s text:c="5"/>|</text:p>
      <text:p text:style-name="P1"><text:s/>* <text:s text:c="32"/>| <text:s text:c="5"/>| <text:s text:c="5"/>| <text:s text:c="5"/>| <text:s text:c="6"/>| <text:s text:c="5"/>| <text:s text:c="5"/>| <text:s text:c="5"/>|</text:p>
      <text:p text:style-name="P1"><text:s/>* <text:s text:c="32"/>`--------------------' <text:s text:c="6"/>`--------------------'</text:p>
      <text:p text:style-name="P1"><text:s/>*/</text:p>
      <text:p text:style-name="P1">/* Keymap 2: Media and mouse keys</text:p>
      <text:p text:style-name="P1"><text:s/>*</text:p>
      <text:p text:style-name="P1"><text:s/>* ,--------------------------------------------------. <text:s text:c="10"/>,--------------------------------------------------.</text:p>
      <text:p text:style-name="P1"><text:s/>* | <text:s text:c="7"/>| <text:s text:c="5"/>| <text:s text:c="5"/>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|--------+------+------+------+------+-------------| <text:s text:c="10"/>|------+------+------+------+------+------+--------|</text:p>
      <text:p text:style-name="P1"><text:s/>* | <text:s text:c="7"/>| <text:s text:c="5"/>| MsUp 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|--------+------+------+------+------+------| <text:s text:c="5"/>| <text:s text:c="10"/>| <text:s text:c="5"/>|------+------+------+------+------+--------|</text:p>
      <text:p text:style-name="P1"><text:s/>* | <text:s text:c="7"/>|MsLeft|MsDown|MsRght| <text:s text:c="5"/>| <text:s text:c="5"/>|------| <text:s text:c="10"/>|------|MsLeft|MsDown| MsUp |MsRght| <text:s text:c="5"/>| <text:s text:c="7"/>|</text:p>
      <text:p text:style-name="P1"><text:s/>* |--------+------+------+------+------+------| <text:s text:c="5"/>| <text:s text:c="10"/>| <text:s text:c="5"/>|------+------+------+------+------+--------|</text:p>
      <text:p text:style-name="P1"><text:s/>* | <text:s text:c="7"/>| <text:s text:c="5"/>| <text:s text:c="5"/>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`--------+------+------+------+------+-------------' <text:s text:c="10"/>`-------------+------+------+------+------+--------'</text:p>
      <text:p text:style-name="P1"><text:s/>* <text:s text:c="2"/>| <text:s text:c="5"/>| <text:s text:c="5"/>| <text:s text:c="5"/>| <text:s text:c="5"/>|VolDn | <text:s text:c="38"/>|VolUp | <text:s text:c="5"/>| Mute | <text:s text:c="5"/>| <text:s text:c="5"/>|</text:p>
      <text:p text:style-name="P1"><text:s/>* <text:s text:c="2"/>`----------------------------------' <text:s text:c="38"/>`----------------------------------'</text:p>
      <text:p text:style-name="P1"><text:s/>* <text:s text:c="39"/>,-------------. <text:s text:c="6"/>,-------------.</text:p>
      <text:p text:style-name="P1"><text:s/>* <text:s text:c="39"/>| <text:s text:c="5"/>| <text:s text:c="5"/>| <text:s text:c="6"/>| <text:s text:c="5"/>| <text:s text:c="5"/>|</text:p>
      <text:p text:style-name="P1"><text:s/>* <text:s text:c="32"/>,------|------|------| <text:s text:c="6"/>|------+------+------.</text:p>
      <text:p text:style-name="P1"><text:s/>* <text:s text:c="32"/>| Wheel| Wheel| <text:s text:c="5"/>| <text:s text:c="6"/>| <text:s text:c="5"/>| <text:s text:c="5"/>| <text:s text:c="5"/>|</text:p>
      <text:p text:style-name="P1"><text:s/>* <text:s text:c="32"/>| Down | Up <text:s text:c="2"/>|------| <text:s text:c="6"/>|------| Lclk | Rclk |</text:p>
      <text:p text:style-name="P1"><text:s/>* <text:s text:c="32"/>| <text:s text:c="5"/>| <text:s text:c="5"/>| <text:s text:c="5"/>| <text:s text:c="6"/>| <text:s text:c="5"/>| <text:s text:c="5"/>| <text:s text:c="5"/>|</text:p>
      <text:p text:style-name="P1"><text:s/>* <text:s text:c="32"/>`--------------------' <text:s text:c="6"/>`--------------------'</text:p>
      <text:p text:style-name="P1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9:48:51.735294570</meta:creation-date>
    <dc:date>2020-10-25T16:47:13.504105818</dc:date>
    <meta:editing-duration>PT12M20S</meta:editing-duration>
    <meta:editing-cycles>19</meta:editing-cycles>
    <meta:generator>LibreOffice/6.4.6.2$Linux_X86_64 LibreOffice_project/40$Build-2</meta:generator>
    <meta:print-date>2020-04-18T19:54:38.099978561</meta:print-date>
    <meta:document-statistic meta:table-count="0" meta:image-count="0" meta:object-count="0" meta:page-count="1" meta:paragraph-count="64" meta:word-count="757" meta:character-count="5808" meta:non-whitespace-character-count="3059"/>
  </office:meta>
</office:document-meta>
</file>